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3D3C6DBEF9FF8A51.png" manifest:media-type="image/png"/>
  <manifest:file-entry manifest:full-path="Pictures/100000000000050000000400AAD8D09747F2BD58.png" manifest:media-type="image/png"/>
  <manifest:file-entry manifest:full-path="Pictures/100000000000050000000400DED29B29988B115E.png" manifest:media-type="image/png"/>
  <manifest:file-entry manifest:full-path="Pictures/1000000000000500000004005534558DD57CBE6E.png" manifest:media-type="image/png"/>
  <manifest:file-entry manifest:full-path="Pictures/1000000000000500000004002B2BD03BA3558779.png" manifest:media-type="image/png"/>
  <manifest:file-entry manifest:full-path="Pictures/100000000000050000000400B7D30E2C85637560.png" manifest:media-type="image/png"/>
  <manifest:file-entry manifest:full-path="Pictures/10000000000005000000040041DE447B7831B12F.png" manifest:media-type="image/png"/>
  <manifest:file-entry manifest:full-path="Pictures/1000000000000500000004005BC4C32C881200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535in, 0.7984in, 0.2701in, 0.64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366in, 0.7846in, 0.1291in, 0.798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272in, 1.022in, 1.1673in, 1.06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22in, 0.8272in, 0.0937in, 0.7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453in, 0.7846in, 4.4744in, 0.83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429in, 0.8547in, 1.2874in, 1.279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571in, 1.05in, 3.4535in, 0.636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382in, 0.8827in, 0.2929in, 0.84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972in" svg:y="0.0764in" svg:width="6.711in" svg:height="4.6291in" draw:z-index="0"><draw:image xlink:href="Pictures/1000000000000500000004005534558DD57CBE6E.png" xlink:type="simple" xlink:show="embed" xlink:actuate="onLoad" loext:mime-type="image/png"/></draw:frame><draw:frame draw:style-name="fr2" draw:name="Image2" text:anchor-type="paragraph" svg:x="0.2929in" svg:y="4.6492in" svg:width="6.378in" svg:height="4.0335in" draw:z-index="1"><draw:image xlink:href="Pictures/100000000000050000000400B7D30E2C85637560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3" text:anchor-type="paragraph" svg:x="0.228in" svg:y="0.0736in" svg:width="6.4445in" svg:height="3.8543in" draw:z-index="2"><draw:image xlink:href="Pictures/10000000000005000000040041DE447B7831B12F.png" xlink:type="simple" xlink:show="embed" xlink:actuate="onLoad" loext:mime-type="image/png"/></draw:frame><draw:frame draw:style-name="fr4" draw:name="Image4" text:anchor-type="paragraph" svg:x="0.2709in" svg:y="3.8311in" svg:width="6.5217in" svg:height="4.7126in" draw:z-index="3"><draw:image xlink:href="Pictures/100000000000050000000400DED29B29988B115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5" draw:name="Image5" text:anchor-type="paragraph" svg:x="0.0626in" svg:y="0.0854in" svg:width="6.8618in" svg:height="1.5047in" draw:z-index="4"><draw:image xlink:href="Pictures/1000000000000500000004005BC4C32C881200D5.png" xlink:type="simple" xlink:show="embed" xlink:actuate="onLoad" loext:mime-type="image/png"/></draw:frame><draw:frame draw:style-name="fr6" draw:name="Image6" text:anchor-type="paragraph" svg:x="0.3319in" svg:y="1.65in" svg:width="6.3484in" svg:height="4.0744in" draw:z-index="5"><draw:image xlink:href="Pictures/100000000000050000000400AAD8D09747F2BD58.png" xlink:type="simple" xlink:show="embed" xlink:actuate="onLoad" loext:mime-type="image/png"/></draw:frame><text:soft-page-break/></text:p>
      <text:p text:style-name="Standard"><draw:frame draw:style-name="fr7" draw:name="Image7" text:anchor-type="paragraph" svg:x="0.289in" svg:y="4.2035in" svg:width="6.2783in" svg:height="2.7882in" draw:z-index="6"><draw:image xlink:href="Pictures/1000000000000500000004003D3C6DBEF9FF8A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8" draw:name="Image8" text:anchor-type="paragraph" svg:x="0.089in" svg:y="0.0535in" svg:width="6.7311in" svg:height="5.061in" draw:z-index="7"><draw:image xlink:href="Pictures/1000000000000500000004002B2BD03BA355877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2:06:50.464000000</meta:creation-date>
    <dc:date>2019-06-30T12:25:52.071000000</dc:date>
    <meta:editing-duration>PT18M58S</meta:editing-duration>
    <meta:editing-cycles>9</meta:editing-cycles>
    <meta:generator>LibreOffice/6.2.4.2$Windows_X86_64 LibreOffice_project/2412653d852ce75f65fbfa83fb7e7b669a126d64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